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-</text:p>
      <text:p text:style-name="Standard"><text:s/>- name: Configure Elk VM with Docker</text:p>
      <text:p text:style-name="Standard"><text:s text:c="3"/>hosts: elkservers</text:p>
      <text:p text:style-name="Standard"><text:s text:c="3"/>remote_user: sysadmin</text:p>
      <text:p text:style-name="Standard"><text:s text:c="3"/>become: true</text:p>
      <text:p text:style-name="Standard"><text:s text:c="3"/>tasks:</text:p>
      <text:p text:style-name="Standard"><text:s text:c="5"/>- name: Install docker.io</text:p>
      <text:p text:style-name="Standard"><text:s text:c="7"/>apt:</text:p>
      <text:p text:style-name="Standard"><text:s text:c="9"/>update_cache: yes</text:p>
      <text:p text:style-name="Standard"><text:s text:c="9"/>name: docker.io</text:p>
      <text:p text:style-name="Standard"><text:s text:c="9"/>state: present</text:p>
      <text:p text:style-name="Standard"/>
      <text:p text:style-name="Standard"><text:s text:c="5"/>- name: Install pip3</text:p>
      <text:p text:style-name="Standard"><text:s text:c="7"/>apt:</text:p>
      <text:p text:style-name="Standard"><text:s text:c="9"/>force_apt_get: yes</text:p>
      <text:p text:style-name="Standard"><text:s text:c="9"/>name: python3-pip</text:p>
      <text:p text:style-name="Standard"><text:s text:c="9"/>state: present</text:p>
      <text:p text:style-name="Standard"/>
      <text:p text:style-name="Standard"><text:s text:c="5"/>- name: Install Docker Python Module</text:p>
      <text:p text:style-name="Standard"><text:s text:c="7"/>pip:</text:p>
      <text:p text:style-name="Standard"><text:s text:c="9"/>name: docker</text:p>
      <text:p text:style-name="Standard"><text:s text:c="9"/>state: present</text:p>
      <text:p text:style-name="Standard"/>
      <text:p text:style-name="Standard"><text:s text:c="5"/>- name: Use more memory</text:p>
      <text:p text:style-name="Standard"><text:s text:c="7"/>sysctl:</text:p>
      <text:p text:style-name="Standard"><text:s text:c="9"/>name: vm.max_map_count</text:p>
      <text:p text:style-name="Standard"><text:s text:c="9"/>value: "262144"</text:p>
      <text:p text:style-name="Standard"><text:s text:c="9"/>state: present</text:p>
      <text:p text:style-name="Standard"><text:s text:c="9"/>reload: yes</text:p>
      <text:p text:style-name="Standard"/>
      <text:p text:style-name="Standard"><text:s text:c="5"/>- name: download and launch a docker elk container</text:p>
      <text:p text:style-name="Standard"><text:s text:c="7"/>docker_container:</text:p>
      <text:p text:style-name="Standard"><text:s text:c="9"/>name: elk</text:p>
      <text:p text:style-name="Standard"><text:s text:c="9"/>image: sebp/elk:761</text:p>
      <text:p text:style-name="Standard"><text:s text:c="9"/>state: started</text:p>
      <text:p text:style-name="Standard"><text:s text:c="9"/>restart_policy: always</text:p>
      <text:p text:style-name="Standard"><text:s text:c="9"/>published_ports:</text:p>
      <text:p text:style-name="Standard"><text:s text:c="11"/>- 5601:5601</text:p>
      <text:p text:style-name="Standard"><text:s text:c="11"/>- 9200:9200</text:p>
      <text:p text:style-name="Standard"><text:s text:c="11"/>- 5044:504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7T15:53:00.497000000</meta:creation-date>
    <dc:date>2021-02-07T15:53:33.321000000</dc:date>
    <meta:editing-duration>PT33S</meta:editing-duration>
    <meta:editing-cycles>1</meta:editing-cycles>
    <meta:document-statistic meta:table-count="0" meta:image-count="0" meta:object-count="0" meta:page-count="1" meta:paragraph-count="36" meta:word-count="87" meta:character-count="840" meta:non-whitespace-character-count="530"/>
    <meta:generator>LibreOffice/6.4.4.2$Windows_x86 LibreOffice_project/3d775be2011f3886db32dfd395a6a6d1ca2630ff</meta:generator>
  </office:meta>
</office:document-meta>
</file>